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"Hmm... it was as I thought."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"I shall tell you."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"However... in order for you to understand,
I must first begin with the legend of the
'Duchess of Hellfire'."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"Yes."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"A long time ago, when the world was
nothing but chaos..."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"It is said that demonic beings invaded the
surface, seeking to instil their hegemony
upon the Earth."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"The Duchess of Hellfire is the one to have
brought them together."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"Faced with this demonic invasion, the
humans—who had no leader—united as
one and attempted to resist."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"But the power of the demons, spearheaded
by the Duchess of Hellfire, was too much."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"When the situation was already that of
despair, the people began to submit."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"Then, a lone girl appeared out of nowhere,
replete with the Power of the Angels, and
felled the demons one-by-one."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"That power was immense, and the girl
succeeded in subjugating the Duchess
of Hellfire and her trusted retainers."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"The people praised her, and revered her as
a hero."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"However, as soon as she had defeated the
demons, she disappeared."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"She has not been seen since, and
became but a figure in this very tale."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"People call this girl, who is filled with the
Power of the Angels, a 'Heavenly Maiden'."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"The story does not end there."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"Once the Heavenly Maiden was gone, the
people who had revered her as the world's
savior eventually founded a religion."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"That religion was the Church of St. Yuria."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"Heavenly Maidens"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"Duchess of
Hellfire"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"What follows from here is my own
speculation."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"I would urge you to remain calm."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"I am sure you are aware of the ongoing
rise of demons throughout the land."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"I believe they are merely a disguise for the
return of a great evil to this world."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"You are correct. They are demons of the
Duchess of Hellfire herself."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"She most likely was not destroyed."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"Defeated, she went into hiding and
amassed her power, waiting for a chance
to steal the world's hegemony."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"And now, the Duchess of Hellfire, having
recovered her tremendous power, is
beginning to move once again."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"As I said, this is nothing more than a
theory of my own making."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"Moreover, if I could make one more
theory, it would be..."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"That you are the girls who possess the
Heavenly Power with which to oppose the
Duchess of Hellfire..."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"That is to say, you are the 'Heavenly
Maidens' of this generation."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"The female voice that rang out over
the ritual."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"I believe it belonged to the Heavenly
Maiden that saved the world last time."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"She has discovered the new 'Heanvely
Maidens' who can defy the imminent
danger to these lands."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"That is what I believe."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"maybe, you could be right"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"normal world"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"summoned"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"certain reason"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Right, I need to go and get some water from
Lake Oshiru for the laundry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"Excuse me, you over there."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"Oh, if it isn't the Knight Commander. Did
you have something to research today?"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"Mm. Something to that effect."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"I apologize for the late introduction. I am
Gaora, leader of the castle's Chivalric Order."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"Well me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"I had no intention of eavesdropping, but
I couldn't help but hear your conversation
with the good pries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"That the Heavenly Maidens who appear
in the legend of the Duchess of Hellfire
may be you."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"I must reiterate, Knight Commander, that
this is my speculation."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"I have no conclusive proof for i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Of course. Even I am not so foolish as to
simply accept such a stor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"Although, should it happen to be true, then
it would be quite a serious developmen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"The three of you understand, don't you?"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"It's good you're so full of vigor. Young
people like yourself ought to be as such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Now, to skip ahead in the story, have you
ever seen these creatures that you have
been calling 'monsters'?"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"Oh, you've even fought them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"And how did you do...?"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"My God... I can't believe it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"Then the priest's theory may not be off
the mark, after all...!"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"No. That is not the cas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"No matter how fine their equipment is, they
cannot bring down any of those monsters
even when weakened and scatter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"The only thing that can is the 'Power of
Angels' in the legend."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"You, my children, possess this power."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"This cannot be ignored. I must report
to the princess at once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After which I would like to invite the three
of you to the castle. Can you make time?"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"Knight Commaaaaandeeeeer————!!"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"Knight Commander! So, this is where you
were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"Quiet down. What news?"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"We've just received a letter of blackmail
from the bandit gang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"And the contents?"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"They currently have two hostages, and
they're demanding that the naval blockades
be lifted for their release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"I see... they've resorted to force."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"It is as you've heard, Saotome-kun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"Let us recommence our talk of the
Heavenly Maidens as soon as I have dealt
with this pressing matter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"Have you identified the hostages and their
present whereabouts?"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"According to eyewitnesses, both of them
were seized from 【Lake Oshiru】."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"One of them has been identified as a girl
from the castle town, called Sharusharu."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"The other hostage's identity could not be
determined from her appearance."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"But, based on their attire... yes. They
appeared to have been wearing the same
bizarre clothing."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"There's no need for concern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"We shall deploy the most elite soldiers
among the chivalry in order to destroy the
bandit gang and rescue the hostages."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"Kn-Knight Commander, about that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"What?"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"We had many men set about to capture the
bandit who brought us the blackmail letter,
but..."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"For some reason, this bandit was
tremendously powerful and, well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"Don't tell me... they got away...?"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"Y-Yes, sir. All of the men who tried to
confront the bandit suffered serious wounds,
and are now recovering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"Ridiculous, I can't believe it...!!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Even the best of my Chivalric Order couldn't
face up to a bunch of wild and barbaric
bandits? Something like this has never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Mmmgh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"In any case, Saotome-kun. I must go and
form a strategy, with urgency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"Once this kidnapping situation has been
resolved, let us rendezvous at the hotel in
the castle town. Please excuse me."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"Father! What do you think you're doing
around here?!"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"So many people are waiting for their
Blessing Ritual that they've formed a line!"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"P-Please, be calm. Right now, I am having
an important conversation about the fate
of the world with these young lambs..."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"Huh? The fate of the world?"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"Right now, the fate of our church is at
stake!"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"Now snap out of it and hurry back to the
ceremonial room! At once!!"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"I-I understand, I'm going..."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"Yes! You would to well to make good on
your word!!"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